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fo:font-weight="normal" officeooo:rsid="01249d9a" officeooo:paragraph-rsid="01249d9a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1249d9a"/>
    </style:style>
    <style:style style:name="T1" style:family="text">
      <style:text-properties fo:language="ru" fo:country="RU" fo:font-weight="normal" officeooo:rsid="011fa0ab" style:font-weight-asian="normal" style:font-weight-complex="normal"/>
    </style:style>
    <style:style style:name="T2" style:family="text">
      <style:text-properties fo:language="ru" fo:country="RU" fo:font-weight="normal" officeooo:rsid="01249d9a" style:font-weight-asian="normal" style:font-weight-complex="normal"/>
    </style:style>
    <style:style style:name="T3" style:family="text">
      <style:text-properties fo:font-size="40pt" fo:language="ru" fo:country="RU" fo:font-weight="normal" officeooo:rsid="00410249" style:font-size-asian="40pt" style:font-weight-asian="normal" style:font-size-complex="40pt" style:font-weight-complex="normal"/>
    </style:style>
    <style:style style:name="T4" style:family="text">
      <style:text-properties fo:font-size="40pt" officeooo:rsid="00410249" style:font-size-asian="40pt" style:font-size-complex="4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Тут есть дока по всем инструментам библиотекам </text:span><text:a xlink:type="simple" xlink:href="https://my-js.org/docs/guide/socket/" text:style-name="Internet_20_link" text:visited-style-name="Visited_20_Internet_20_Link"><text:span text:style-name="T2">https://my-js.org/docs/guide/socket/</text:span></text:a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ru" style:country-asian="RU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6:48:19.773000000</meta:creation-date>
    <dc:date>2024-12-28T07:54:14.372000000</dc:date>
    <meta:editing-duration>P2DT3H35M42S</meta:editing-duration>
    <meta:editing-cycles>248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1" meta:word-count="8" meta:character-count="83" meta:non-whitespace-character-count="76"/>
  </office:meta>
</office:document-meta>
</file>